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2">
            <text:p>12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 office:value-type="string">
            <text:p>2023-05-06_07-40-17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5-06_02-44-17_000.jpg</text:p>
          </table:table-cell>
          <table:table-cell table:style-name="ce26" office:value-type="string">
            <text:p>:m :PHOTO 寝た時刻 / 2023 / オナニー、了、duration=1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了、duration=1時間ぐらい,other=~">
            <text:p>:m :PHOTO 寝た時刻 / 2023 / オナニー、了、duration=1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3-05-05_18-59-42_000.jpg</text:p>
          </table:table-cell>
          <table:table-cell table:style-name="ce26" office:value-type="string">
            <text:p>:m :篠笛,shinobue #*# / session-memo:session-1 / p.1-&lt;1&gt;:genre=melody,key=~,session=hour-18,R=1,tempo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篠笛,shinobue #*# / session-memo:session-1 / p.1-&lt;1&gt;:genre=melody,key=~,session=hour-18,R=1,tempo=~">
            <text:p>:m :篠笛,shinobue #*# / session-memo:session-1 / p.1-&lt;1&gt;:genre=melody,key=~,session=hour-18,R=1,tempo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5-06_01-12-37_000.jpg</text:p>
          </table:table-cell>
          <table:table-cell table:style-name="ce26" office:value-type="string">
            <text:p>:m #*# / memo:other(m:other) / topic=quote:伊藤仁斎, about=~,content=「至奇極妙、一當に如ず。学者當に悟門の開るを竢つべし。我より之を開発すること勿れ」,other=from:「童子問　中」:134,id=~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#*# / memo:other(m:other) / topic=quote:伊藤仁斎, about=~,content=「至奇極妙、一當に如ず。学者當に悟門の開るを竢つべし。我より之を開発すること勿れ」,other=from:「童子問　中」:134,id=~ ">
            <text:p>:m #*# / memo:other(m:other) / topic=quote:伊藤仁斎, about=~,content=「至奇極妙、一當に如ず。学者當に悟門の開るを竢つべし。我より之を開発すること勿れ」,other=from:「童子問　中」:134,id=~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8" office:value-type="string">
            <text:p>2023-05-06_13-56-10_000.jpg</text:p>
          </table:table-cell>
          <table:table-cell table:style-name="ce26" office:value-type="string">
            <text:p>:m #*# RES / free# S87DP9 記事読み / id~browser~media=ZWN3~yan~ya / theme=ベトナム；ウイグル；米国；防止法；アパレル,content=~,w=~ / genre=~ /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#*# RES / free# S87DP9 記事読み / id~browser~media=ZWN3~yan~ya / theme=ベトナム；ウイグル；米国；防止法；アパレル,content=~,w=~ / genre=~ / other=~">
            <text:p>:m #*# RES / free# S87DP9 記事読み / id~browser~media=ZWN3~yan~ya / theme=ベトナム；ウイグル；米国；防止法；アパレル,content=~,w=~ / genre=~ / 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 office:value-type="string">
            <text:p>2023-05-06_12-03-47_000.jpg</text:p>
          </table:table-cell>
          <table:table-cell table:style-name="ce26" office:value-type="string">
            <text:p>:m #*# RES / JVEMV6 64#269_kami_henyoo:0,1 / 『日本の神　２　神の変容』「はじめに」 著者=山折哲雄、編,校注=~ / p.9/ w=~,topic=~,publisher=~,other=ske+:イネミズゾウムシ；ske+:藁苞[わらづと;ske+:伊勢神宮；ske+:狛犬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#*# RES / JVEMV6 64#269_kami_henyoo:0,1 / 『日本の神　２　神の変容』「はじめに」 著者=山折哲雄、編,校注=~ / p.9/ w=~,topic=~,publisher=~,other=ske+:イネミズゾウムシ；ske+:藁苞[わらづと;ske+:伊勢神宮；ske+:狛犬">
            <text:p>:m #*# RES / JVEMV6 64#269_kami_henyoo:0,1 / 『日本の神　２　神の変容』「はじめに」 著者=山折哲雄、編,校注=~ / p.9/ w=~,topic=~,publisher=~,other=ske+:イネミズゾウムシ；ske+:藁苞[わらづと;ske+:伊勢神宮；ske+:狛犬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 office:value-type="string">
            <text:p>2023-05-05_21-00-0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 office:value-type="string">
            <text:p>2023-05-06_12-31-28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3-05-05_18-28-19_000.mp4</text:p>
          </table:table-cell>
          <table:table-cell table:style-name="ce26" office:value-type="string">
            <text:p>:VIDEO / @自室 / 記録 / jap.flute / 演奏、play / R=1 / genre=melody,session=hour-18,memo=+,file-piece-id=~,memo=~,other=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VIDEO / @自室 / 記録 / jap.flute / 演奏、play / R=1 / genre=melody,session=hour-18,memo=+,file-piece-id=~,memo=~,other= / follow+">
            <text:p>:VIDEO / @自室 / 記録 / jap.flute / 演奏、play / R=1 / genre=melody,session=hour-18,memo=+,file-piece-id=~,memo=~,other= / follow+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7" office:value-type="string">
            <text:p>2023-05-06_07-48-4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7" office:value-type="string">
            <text:p>2023-05-06_16-57-20_000.jpg</text:p>
          </table:table-cell>
          <table:table-cell table:style-name="ce26" office:value-type="string">
            <text:p>:m 1-2*3 RES / JVEMV6 64#238_maeno / 『微粒子から探る物性七変化』 著者=前野昌弘,校注=~ / p.153 / w=,topic=物性：界面活性剤,publisher=~,other=memo+:ステアリン酸；memo+:塩；memo+:電子親和力～第１イオン化エネルギー～電気陰性度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4];CONCATENATE([.C14];&quot; / &quot;;[.E12]))" office:value-type="float" office:value="0">
            <text:p>0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7" office:value-type="string">
            <text:p>2023-05-06_16-57-51_000.jpg</text:p>
          </table:table-cell>
          <table:table-cell table:style-name="ce26" office:value-type="string">
            <text:p>:m 3*3 RES / JVEMV6 64#238_maeno / 『微粒子から探る物性七変化』 著者=前野昌弘,校注=~ / p.153 / w=,topic=物性：界面活性剤,publisher=~,other=orig+:電気陰性度と電子親和力：相違;memo+:パルミチン酸；ステアリルアルコール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3*3 RES / JVEMV6 64#238_maeno / 『微粒子から探る物性七変化』 著者=前野昌弘,校注=~ / p.153 / w=,topic=物性：界面活性剤,publisher=~,other=orig+:電気陰性度と電子親和力：相違;memo+:パルミチン酸；ステアリルアルコール">
            <text:p>:m 3*3 RES / JVEMV6 64#238_maeno / 『微粒子から探る物性七変化』 著者=前野昌弘,校注=~ / p.153 / w=,topic=物性：界面活性剤,publisher=~,other=orig+:電気陰性度と電子親和力：相違;memo+:パルミチン酸；ステアリルアルコール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6">2023/05/06</text:date>, <text:time>17:42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06T17:42:54.95</dc:date>
    <dc:creator>iwabuchi ken</dc:creator>
    <meta:editing-duration>P56DT6H12M19S</meta:editing-duration>
    <meta:editing-cycles>18417</meta:editing-cycles>
    <meta:document-statistic meta:table-count="2" meta:cell-count="924" meta:object-count="0"/>
    <meta:user-defined meta:name="qrichtext">1</meta:user-defined>
  </office:meta>
</office:document-meta>
</file>